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Article sur les repas</text:p>
      <text:p text:style-name="P1"/>
      <text:p text:style-name="P1">En tant que bon <text:s/>français qui se respecte et amateur de cuisine, il aurait été scandaleux de ne pas consacré une partie entière aux différents repas indien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tre petit déjeuner se passe à merveille, et oui à l'ashram(/*liens ashram*/) il y a aussi une « Western Cantine », juste ce dont nous avions : un bon thé (« Chai thé ») <text:s/>et une <text:s/>bonne omelette.</text:p>
      <text:p text:style-name="P1">Nous mangeons très souvent ici car cela nous rappel un peu la <text:s/>cuisine française :</text:p>
      <text:p text:style-name="P1"><text:tab/>-Pizza</text:p>
      <text:p text:style-name="P1"><text:tab/>-Burger, frites</text:p>
      <text:p text:style-name="P1"><text:tab/>-Pâtes</text:p>
      <text:p text:style-name="P1"><text:tab/>-Toast</text:p>
      <text:p text:style-name="P1"><text:tab/>-Salade</text:p>
      <text:p text:style-name="P1">Mais attention ne vous y tromper pas, tous reste végétarien^^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Le Costaouec</meta:initial-creator>
    <meta:creation-date>2015-05-26T16:13:37.81</meta:creation-date>
    <dc:date>2015-05-26T16:44:35.69</dc:date>
    <dc:creator>Vincent Le Costaouec</dc:creator>
    <meta:editing-duration>PT30M55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100" meta:character-count="567"/>
  </office:meta>
</office:document-meta>
</file>